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8.71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7.88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7.62mm"/>
    </style:style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7.34mm"/>
    </style:style>
    <style:style style:name="co15" style:family="table-column">
      <style:table-column-properties fo:break-before="auto" style:column-width="6.53mm"/>
    </style:style>
    <style:style style:name="co16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]" style:apply-style-name="green" style:base-cell-address="Sheet1.B4"/>
    </style:style>
    <style:style style:name="ce3" style:family="table-cell" style:parent-style-name="Default">
      <style:map style:condition="cell-content()&gt;10" style:apply-style-name="red" style:base-cell-address="Sheet1.D44"/>
      <style:map style:condition="cell-content-is-between(2,10)" style:apply-style-name="yellow" style:base-cell-address="Sheet1.D44"/>
      <style:map style:condition="cell-content()&lt;2" style:apply-style-name="green" style:base-cell-address="Sheet1.D44"/>
    </style:style>
    <style:style style:name="ce4" style:family="table-cell" style:parent-style-name="Default">
      <style:map style:condition="cell-content()=[.$CA4]" style:apply-style-name="green" style:base-cell-address="Sheet1.B4"/>
    </style:style>
    <style:style style:name="ce5" style:family="table-cell" style:parent-style-name="Default">
      <style:map style:condition="cell-content()!=[.$C4]" style:apply-style-name="yellow" style:base-cell-address="Sheet1.H4"/>
    </style:style>
    <style:style style:name="ce6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7" style:family="table-cell" style:parent-style-name="Default">
      <style:map style:condition="cell-content()=[.$CA4]" style:apply-style-name="green" style:base-cell-address="Sheet1.CC4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9 components</text:p>
          </table:table-cell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29"/>
          <table:table-cell table:style-name="ce1"/>
          <table:table-cell table:number-columns-repeated="39"/>
        </table:table-row>
        <table:table-row table:style-name="ro1">
          <table:table-cell table:style-name="ce1"/>
          <table:table-cell office:value-type="string" calcext:value-type="string">
            <text:p>nof_nodes</text:p>
          </table:table-cell>
          <table:table-cell/>
          <table:table-cell table:style-name="Default"/>
          <table:table-cell table:number-columns-repeated="11"/>
          <table:table-cell table:style-name="ce1"/>
          <table:table-cell office:value-type="string" calcext:value-type="string">
            <text:p>nof_nodes_simple_types</text:p>
          </table:table-cell>
          <table:table-cell table:number-columns-repeated="13"/>
          <table:table-cell table:style-name="ce1"/>
          <table:table-cell office:value-type="string" calcext:value-type="string">
            <text:p>no_same_component</text:p>
          </table:table-cell>
          <table:table-cell table:number-columns-repeated="13"/>
          <table:table-cell table:style-name="ce1"/>
          <table:table-cell office:value-type="string" calcext:value-type="string">
            <text:p>no_same_component (big constant)</text:p>
          </table:table-cell>
          <table:table-cell table:number-columns-repeated="13"/>
          <table:table-cell table:style-name="ce1"/>
          <table:table-cell office:value-type="string" calcext:value-type="string">
            <text:p>no_same_component (even bigger constants)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<text:s/>time plain (s) nof_nodes</text:p>
          </table:table-cell>
          <table:table-cell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office:value-type="string" calcext:value-type="string">
            <text:p><text:s/>time with blacklist (s) nof_nodes</text:p>
          </table:table-cell>
          <table:table-cell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office:value-type="string" calcext:value-type="string">
            <text:p><text:s/>time with templates (s) nof_nodes</text:p>
          </table:table-cell>
          <table:table-cell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office:value-type="string" calcext:value-type="string">
            <text:p><text:s/>time plain (s) nof_nodes_simple_types</text:p>
          </table:table-cell>
          <table:table-cell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office:value-type="string" calcext:value-type="string">
            <text:p><text:s/>time with blacklist (s) nof_nodes_simple_types</text:p>
          </table:table-cell>
          <table:table-cell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office:value-type="string" calcext:value-type="string">
            <text:p><text:s/>time with templates (s) nof_nodes_simple_types</text:p>
          </table:table-cell>
          <table:table-cell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office:value-type="string" calcext:value-type="string">
            <text:p><text:s/>time plain (s) no_same_component</text:p>
          </table:table-cell>
          <table:table-cell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office:value-type="string" calcext:value-type="string">
            <text:p><text:s/>time with blacklist (s) no_same_component</text:p>
          </table:table-cell>
          <table:table-cell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office:value-type="string" calcext:value-type="string">
            <text:p><text:s/>time with templates (s) no_same_component</text:p>
          </table:table-cell>
          <table:table-cell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office:value-type="string" calcext:value-type="string">
            <text:p><text:s/>time plain (s) no_same_component (big constant)</text:p>
          </table:table-cell>
          <table:table-cell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office:value-type="string" calcext:value-type="string">
            <text:p><text:s/>time with blacklist (s) no_same_component (big constant)</text:p>
          </table:table-cell>
          <table:table-cell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office:value-type="string" calcext:value-type="string">
            <text:p><text:s/>time with templates (s) no_same_component (big constant)</text:p>
          </table:table-cell>
          <table:table-cell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office:value-type="string" calcext:value-type="string">
            <text:p><text:s/>time plain (s) no_same_component (even bigger constants)</text:p>
          </table:table-cell>
          <table:table-cell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office:value-type="string" calcext:value-type="string">
            <text:p><text:s/>time with blacklist (s) no_same_component (even bigger constants)</text:p>
          </table:table-cell>
          <table:table-cell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office:value-type="string" calcext:value-type="string">
            <text:p><text:s/>time with templates (s) no_same_component (even bigger constants)</text:p>
          </table:table-cell>
          <table:table-cell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nof_nodes_sol</text:p>
          </table:table-cell>
          <table:table-cell office:value-type="string" calcext:value-type="string">
            <text:p>nof_examples</text:p>
          </table:table-cell>
          <table:table-cell office:value-type="string" calcext:value-type="string">
            <text:p>nof_so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pend</text:p>
          </table:table-cell>
          <table:table-cell table:style-name="ce2" office:value-type="float" office:value="0.060663" calcext:value-type="float">
            <text:p>0,060663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428" calcext:value-type="float">
            <text:p>0,032428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45811" calcext:value-type="float">
            <text:p>0,945811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756" calcext:value-type="float">
            <text:p>0,029756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704" calcext:value-type="float">
            <text:p>0,024704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57254" calcext:value-type="float">
            <text:p>0,757254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1925" calcext:value-type="float">
            <text:p>0,021925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078" calcext:value-type="float">
            <text:p>0,02078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35925" calcext:value-type="float">
            <text:p>0,935925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1403" calcext:value-type="float">
            <text:p>0,031403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1258" calcext:value-type="float">
            <text:p>0,041258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84004" calcext:value-type="float">
            <text:p>0,984004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869" calcext:value-type="float">
            <text:p>0,027869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0546" calcext:value-type="float">
            <text:p>0,030546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81863" calcext:value-type="float">
            <text:p>1,081863</text:p>
          </table:table-cell>
          <table:table-cell table:style-name="ce5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4];[.G4];[.L4];[.Q4];[.V4];[.AA4];[.AF4];[.AK4];[.AP4];[.AU4];[.AZ4];[.BE4];[.BJ4];[.BO4];[.BT4])" office:value-type="float" office:value="0.02078" calcext:value-type="float">
            <text:p>0,02078</text:p>
          </table:table-cell>
          <table:table-cell table:style-name="ce6" office:value-type="string" calcext:value-type="string">
            <text:p>append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CA4:.CA7];[.CA13:.CA15];[.CA20:.CA25])" office:value-type="float" office:value="0.337640538461538" calcext:value-type="float">
            <text:p>0,3376405385</text:p>
          </table:table-cell>
          <table:table-cell table:formula="of:=AVERAGE([.CC4:.CC7];[.CC13:.CC15];[.CC20:.CC25])" office:value-type="float" office:value="8.53846153846154" calcext:value-type="float">
            <text:p>8,5384615385</text:p>
          </table:table-cell>
        </table:table-row>
        <table:table-row table:style-name="ro1">
          <table:table-cell table:style-name="ce1" office:value-type="string" calcext:value-type="string">
            <text:p>concat</text:p>
          </table:table-cell>
          <table:table-cell table:style-name="ce2" office:value-type="float" office:value="0.061636" calcext:value-type="float">
            <text:p>0,061636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036" calcext:value-type="float">
            <text:p>0,027036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7539" calcext:value-type="float">
            <text:p>0,817539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272" calcext:value-type="float">
            <text:p>0,029272</text:p>
          </table:table-cell>
          <table:table-cell table:style-name="ce4" office:value-type="string" calcext:value-type="string">
            <text:p>foldr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483" calcext:value-type="float">
            <text:p>0,027483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26535" calcext:value-type="float">
            <text:p>0,726535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7102" calcext:value-type="float">
            <text:p>0,067102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8098" calcext:value-type="float">
            <text:p>0,058098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57553" calcext:value-type="float">
            <text:p>0,557553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551" calcext:value-type="float">
            <text:p>0,1551</text:p>
          </table:table-cell>
          <table:table-cell table:style-name="ce4" office:value-type="string" calcext:value-type="string">
            <text:p>foldr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95074" calcext:value-type="float">
            <text:p>0,195074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95802" calcext:value-type="float">
            <text:p>0,995802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5907" calcext:value-type="float">
            <text:p>0,105907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5522" calcext:value-type="float">
            <text:p>0,105522</text:p>
          </table:table-cell>
          <table:table-cell table:style-name="ce4" office:value-type="string" calcext:value-type="string">
            <text:p>foldr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111968" calcext:value-type="float">
            <text:p>1,111968</text:p>
          </table:table-cell>
          <table:table-cell table:style-name="ce5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5];[.G5];[.L5];[.Q5];[.V5];[.AA5];[.AF5];[.AK5];[.AP5];[.AU5];[.AZ5];[.BE5];[.BJ5];[.BO5];[.BT5])" office:value-type="float" office:value="0.027036" calcext:value-type="float">
            <text:p>0,027036</text:p>
          </table:table-cell>
          <table:table-cell table:style-name="ce6" office:value-type="string" calcext:value-type="string">
            <text:p>concat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AVERAGE([.CA8];[.CA16:.CA19];[.CA26];[.CA10:.CA12])" office:value-type="float" office:value="0.232065111111111" calcext:value-type="float">
            <text:p>0,2320651111</text:p>
          </table:table-cell>
          <table:table-cell table:formula="of:=AVERAGE([.CC8];[.CC16:.CC19];[.CC26];[.CC10:.CC12])" office:value-type="float" office:value="7.44444444444444" calcext:value-type="float">
            <text:p>7,4444444444</text:p>
          </table:table-cell>
        </table:table-row>
        <table:table-row table:style-name="ro1">
          <table:table-cell table:style-name="ce1" office:value-type="string" calcext:value-type="string">
            <text:p>drop</text:p>
          </table:table-cell>
          <table:table-cell table:style-name="ce2" office:value-type="float" office:value="0.029573" calcext:value-type="float">
            <text:p>0,029573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846" calcext:value-type="float">
            <text:p>0,032846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4048" calcext:value-type="float">
            <text:p>0,104048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9182" calcext:value-type="float">
            <text:p>0,019182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0015" calcext:value-type="float">
            <text:p>0,030015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64817" calcext:value-type="float">
            <text:p>0,164817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2027" calcext:value-type="float">
            <text:p>0,022027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649" calcext:value-type="float">
            <text:p>0,02649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7204" calcext:value-type="float">
            <text:p>0,087204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0795" calcext:value-type="float">
            <text:p>0,020795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3971" calcext:value-type="float">
            <text:p>0,023971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82778" calcext:value-type="float">
            <text:p>0,182778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8756" calcext:value-type="float">
            <text:p>0,018756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2183" calcext:value-type="float">
            <text:p>0,022183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76652" calcext:value-type="float">
            <text:p>0,176652</text:p>
          </table:table-cell>
          <table:table-cell table:style-name="ce5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6];[.G6];[.L6];[.Q6];[.V6];[.AA6];[.AF6];[.AK6];[.AP6];[.AU6];[.AZ6];[.BE6];[.BJ6];[.BO6];[.BT6])" office:value-type="float" office:value="0.018756" calcext:value-type="float">
            <text:p>0,018756</text:p>
          </table:table-cell>
          <table:table-cell table:style-name="ce6" office:value-type="string" calcext:value-type="string">
            <text:p>drop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oplast</text:p>
          </table:table-cell>
          <table:table-cell table:style-name="ce2" office:value-type="float" office:value="0.04608" calcext:value-type="float">
            <text:p>0,04608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235" calcext:value-type="float">
            <text:p>0,024235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80804" calcext:value-type="float">
            <text:p>0,280804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32" calcext:value-type="float">
            <text:p>0,0232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7865" calcext:value-type="float">
            <text:p>0,017865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25071" calcext:value-type="float">
            <text:p>0,525071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70502" calcext:value-type="float">
            <text:p>0,070502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4836" calcext:value-type="float">
            <text:p>0,064836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.8805" calcext:value-type="float">
            <text:p>83,8805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537" calcext:value-type="float">
            <text:p>0,0537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7033" calcext:value-type="float">
            <text:p>0,057033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.22727" calcext:value-type="float">
            <text:p>83,22727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38447" calcext:value-type="float">
            <text:p>0,038447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9519" calcext:value-type="float">
            <text:p>0,039519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.384141" calcext:value-type="float">
            <text:p>83,384141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7];[.G7];[.L7];[.Q7];[.V7];[.AA7];[.AF7];[.AK7];[.AP7];[.AU7];[.AZ7];[.BE7];[.BJ7];[.BO7];[.BT7])" office:value-type="float" office:value="0.017865" calcext:value-type="float">
            <text:p>0,017865</text:p>
          </table:table-cell>
          <table:table-cell table:style-name="ce6" office:value-type="string" calcext:value-type="string">
            <text:p>droplast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opmax</text:p>
          </table:table-cell>
          <table:table-cell table:style-name="ce2" office:value-type="float" office:value="0.196164" calcext:value-type="float">
            <text:p>0,196164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84318" calcext:value-type="float">
            <text:p>0,084318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53722" calcext:value-type="float">
            <text:p>2,53722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15739" calcext:value-type="float">
            <text:p>0,115739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6939" calcext:value-type="float">
            <text:p>0,06939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927705" calcext:value-type="float">
            <text:p>2,927705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3705" calcext:value-type="float">
            <text:p>0,043705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52244" calcext:value-type="float">
            <text:p>0,052244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42433" calcext:value-type="float">
            <text:p>0,142433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2456" calcext:value-type="float">
            <text:p>0,042456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4441" calcext:value-type="float">
            <text:p>0,044441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90062" calcext:value-type="float">
            <text:p>0,290062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2041" calcext:value-type="float">
            <text:p>0,042041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1823" calcext:value-type="float">
            <text:p>0,041823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93102" calcext:value-type="float">
            <text:p>0,293102</text:p>
          </table:table-cell>
          <table:table-cell table:style-name="ce5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8];[.G8];[.L8];[.Q8];[.V8];[.AA8];[.AF8];[.AK8];[.AP8];[.AU8];[.AZ8];[.BE8];[.BJ8];[.BO8];[.BT8])" office:value-type="float" office:value="0.041823" calcext:value-type="float">
            <text:p>0,041823</text:p>
          </table:table-cell>
          <table:table-cell table:style-name="ce1" office:value-type="string" calcext:value-type="string">
            <text:p>dropmax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umFromTo</text:p>
          </table:table-cell>
          <table:table-cell table:style-name="ce2" office:value-type="float" office:value="18.383183" calcext:value-type="float">
            <text:p>18,383183</text:p>
          </table:table-cell>
          <table:table-cell table:style-name="ce2"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265794" calcext:value-type="float">
            <text:p>6,265794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5.570602" calcext:value-type="float">
            <text:p>45,570602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9.592995" calcext:value-type="float">
            <text:p>9,592995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185943" calcext:value-type="float">
            <text:p>8,185943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4.847823" calcext:value-type="float">
            <text:p>54,84782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0.307361" calcext:value-type="float">
            <text:p>10,307361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133649" calcext:value-type="float">
            <text:p>10,133649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0.512267" calcext:value-type="float">
            <text:p>60,512267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29.383193" calcext:value-type="float">
            <text:p>29,383193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.710284" calcext:value-type="float">
            <text:p>21,710284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9.836701" calcext:value-type="float">
            <text:p>59,836701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25.259067" calcext:value-type="float">
            <text:p>25,259067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.892223" calcext:value-type="float">
            <text:p>18,892223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9.613855" calcext:value-type="float">
            <text:p>59,613855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9];[.G9];[.L9];[.Q9];[.V9];[.AA9];[.AF9];[.AK9];[.AP9];[.AU9];[.AZ9];[.BE9];[.BJ9];[.BO9];[.BT9])" office:value-type="float" office:value="6.265794" calcext:value-type="float">
            <text:p>6,265794</text:p>
          </table:table-cell>
          <table:table-cell table:style-name="ce1" office:value-type="string" calcext:value-type="string">
            <text:p>enumFromTo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umTo</text:p>
          </table:table-cell>
          <table:table-cell table:style-name="ce2" office:value-type="float" office:value="0.044804" calcext:value-type="float">
            <text:p>0,044804</text:p>
          </table:table-cell>
          <table:table-cell table:style-name="ce2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0214" calcext:value-type="float">
            <text:p>0,020214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9112" calcext:value-type="float">
            <text:p>0,3911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351" calcext:value-type="float">
            <text:p>0,032351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886" calcext:value-type="float">
            <text:p>0,024886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37402" calcext:value-type="float">
            <text:p>0,43740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57409" calcext:value-type="float">
            <text:p>0,257409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759" calcext:value-type="float">
            <text:p>0,2759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12245" calcext:value-type="float">
            <text:p>0,312245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90397" calcext:value-type="float">
            <text:p>0,390397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21418" calcext:value-type="float">
            <text:p>0,421418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24409" calcext:value-type="float">
            <text:p>0,324409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64752" calcext:value-type="float">
            <text:p>0,26475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61322" calcext:value-type="float">
            <text:p>0,26132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25671" calcext:value-type="float">
            <text:p>0,325671</text:p>
          </table:table-cell>
          <table:table-cell table:style-name="ce5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20214" calcext:value-type="float">
            <text:p>0,020214</text:p>
          </table:table-cell>
          <table:table-cell table:style-name="ce1" office:value-type="string" calcext:value-type="string">
            <text:p>enumTo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ctorial</text:p>
          </table:table-cell>
          <table:table-cell table:style-name="ce2" office:value-type="float" office:value="0.001813" calcext:value-type="float">
            <text:p>0,001813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9" calcext:value-type="float">
            <text:p>0,00229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.608407" calcext:value-type="float">
            <text:p>16,608407</text:p>
          </table:table-cell>
          <table:table-cell table:style-name="ce4" office:value-type="string" calcext:value-type="string">
            <text:p>prod (b_foldNat (List Int) (map Int Int b_succ) (enumTo _0) b_zero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907" calcext:value-type="float">
            <text:p>0,001907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94" calcext:value-type="float">
            <text:p>0,002294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11841" calcext:value-type="float">
            <text:p>15,11841</text:p>
          </table:table-cell>
          <table:table-cell table:style-name="ce4" office:value-type="string" calcext:value-type="string">
            <text:p>prod (b_foldNat (List Int) (map Int Int b_succ) (enumTo _0) b_zero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0914" calcext:value-type="float">
            <text:p>0,000914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21" calcext:value-type="float">
            <text:p>0,001221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448" calcext:value-type="float">
            <text:p>0,001448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58" calcext:value-type="float">
            <text:p>0,00258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71" calcext:value-type="float">
            <text:p>0,00271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6643" calcext:value-type="float">
            <text:p>0,006643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518" calcext:value-type="float">
            <text:p>0,002518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904" calcext:value-type="float">
            <text:p>0,002904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6585" calcext:value-type="float">
            <text:p>0,006585</text:p>
          </table:table-cell>
          <table:table-cell table:style-name="ce5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0914" calcext:value-type="float">
            <text:p>0,000914</text:p>
          </table:table-cell>
          <table:table-cell table:style-name="ce1" office:value-type="string" calcext:value-type="string">
            <text:p>factorial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_even</text:p>
          </table:table-cell>
          <table:table-cell table:style-name="ce2" office:value-type="float" office:value="0.000458" calcext:value-type="float">
            <text:p>0,000458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2" calcext:value-type="float">
            <text:p>0,000552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49" calcext:value-type="float">
            <text:p>0,00054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6" calcext:value-type="float">
            <text:p>0,00046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49" calcext:value-type="float">
            <text:p>0,00054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2" calcext:value-type="float">
            <text:p>0,000552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63" calcext:value-type="float">
            <text:p>0,000463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99" calcext:value-type="float">
            <text:p>0,00059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6" calcext:value-type="float">
            <text:p>0,000556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69" calcext:value-type="float">
            <text:p>0,00046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778" calcext:value-type="float">
            <text:p>0,000778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61" calcext:value-type="float">
            <text:p>0,000561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59" calcext:value-type="float">
            <text:p>0,00045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49" calcext:value-type="float">
            <text:p>0,00054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2" calcext:value-type="float">
            <text:p>0,000552</text:p>
          </table:table-cell>
          <table:table-cell table:style-name="ce5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458" calcext:value-type="float">
            <text:p>0,000458</text:p>
          </table:table-cell>
          <table:table-cell table:style-name="ce1" office:value-type="string" calcext:value-type="string">
            <text:p>is_ev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_nil</text:p>
          </table:table-cell>
          <table:table-cell table:style-name="ce2" office:value-type="float" office:value="0.001742" calcext:value-type="float">
            <text:p>0,001742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964" calcext:value-type="float">
            <text:p>0,001964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1442" calcext:value-type="float">
            <text:p>0,011442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76" calcext:value-type="float">
            <text:p>0,00176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048" calcext:value-type="float">
            <text:p>0,002048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2941" calcext:value-type="float">
            <text:p>0,012941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62" calcext:value-type="float">
            <text:p>0,002262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67" calcext:value-type="float">
            <text:p>0,003367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700412" calcext:value-type="float">
            <text:p>15,700412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02609" calcext:value-type="float">
            <text:p>0,002609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19" calcext:value-type="float">
            <text:p>0,003319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603732" calcext:value-type="float">
            <text:p>15,603732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02842" calcext:value-type="float">
            <text:p>0,002842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38" calcext:value-type="float">
            <text:p>0,003338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625966" calcext:value-type="float">
            <text:p>15,625966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1742" calcext:value-type="float">
            <text:p>0,001742</text:p>
          </table:table-cell>
          <table:table-cell table:style-name="ce6" office:value-type="string" calcext:value-type="string">
            <text:p>is_nil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2" office:value-type="float" office:value="0.000825" calcext:value-type="float">
            <text:p>0,000825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171" calcext:value-type="float">
            <text:p>0,001171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892" calcext:value-type="float">
            <text:p>0,000892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007" calcext:value-type="float">
            <text:p>0,00100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997" calcext:value-type="float">
            <text:p>0,00099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929" calcext:value-type="float">
            <text:p>0,000929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967" calcext:value-type="float">
            <text:p>0,00096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25" calcext:value-type="float">
            <text:p>0,001225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038" calcext:value-type="float">
            <text:p>0,001038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55" calcext:value-type="float">
            <text:p>0,002255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47" calcext:value-type="float">
            <text:p>0,00334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4153" calcext:value-type="float">
            <text:p>0,004153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07" calcext:value-type="float">
            <text:p>0,00120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644" calcext:value-type="float">
            <text:p>0,001644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95" calcext:value-type="float">
            <text:p>0,001295</text:p>
          </table:table-cell>
          <table:table-cell table:style-name="ce5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0825" calcext:value-type="float">
            <text:p>0,000825</text:p>
          </table:table-cell>
          <table:table-cell table:style-name="ce6" office:value-type="string" calcext:value-type="string">
            <text:p>last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ength</text:p>
          </table:table-cell>
          <table:table-cell table:style-name="ce2" office:value-type="float" office:value="5.42976" calcext:value-type="float">
            <text:p>5,42976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3549" calcext:value-type="float">
            <text:p>0,33549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032337" calcext:value-type="float">
            <text:p>3,032337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656465" calcext:value-type="float">
            <text:p>2,656465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416403" calcext:value-type="float">
            <text:p>1,416403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46381" calcext:value-type="float">
            <text:p>4,46381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149805" calcext:value-type="float">
            <text:p>2,149805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38304" calcext:value-type="float">
            <text:p>1,38304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228571" calcext:value-type="float">
            <text:p>1,228571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258789" calcext:value-type="float">
            <text:p>3,258789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776223" calcext:value-type="float">
            <text:p>1,776223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215685" calcext:value-type="float">
            <text:p>2,215685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832364" calcext:value-type="float">
            <text:p>8,832364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007639" calcext:value-type="float">
            <text:p>4,007639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291459" calcext:value-type="float">
            <text:p>3,291459</text:p>
          </table:table-cell>
          <table:table-cell table:style-name="ce5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5];[.G15];[.L15];[.Q15];[.V15];[.AA15];[.AF15];[.AK15];[.AP15];[.AU15];[.AZ15];[.BE15];[.BJ15];[.BO15];[.BT15])" office:value-type="float" office:value="0.33549" calcext:value-type="float">
            <text:p>0,33549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p_add</text:p>
          </table:table-cell>
          <table:table-cell table:style-name="ce2" office:value-type="float" office:value="0.072728" calcext:value-type="float">
            <text:p>0,072728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6511" calcext:value-type="float">
            <text:p>0,086511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61657" calcext:value-type="float">
            <text:p>1,061657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7073" calcext:value-type="float">
            <text:p>0,057073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8602" calcext:value-type="float">
            <text:p>0,088602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3819" calcext:value-type="float">
            <text:p>0,73819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367" calcext:value-type="float">
            <text:p>0,027367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9916" calcext:value-type="float">
            <text:p>0,049916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8952" calcext:value-type="float">
            <text:p>0,088952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8774" calcext:value-type="float">
            <text:p>0,038774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5645" calcext:value-type="float">
            <text:p>0,045645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02391" calcext:value-type="float">
            <text:p>0,302391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3167" calcext:value-type="float">
            <text:p>0,033167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1566" calcext:value-type="float">
            <text:p>0,041566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19425" calcext:value-type="float">
            <text:p>0,319425</text:p>
          </table:table-cell>
          <table:table-cell table:style-name="ce5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027367" calcext:value-type="float">
            <text:p>0,027367</text:p>
          </table:table-cell>
          <table:table-cell table:style-name="ce1" office:value-type="string" calcext:value-type="string">
            <text:p>map_add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p_double</text:p>
          </table:table-cell>
          <table:table-cell table:style-name="ce2" office:value-type="float" office:value="1.651673" calcext:value-type="float">
            <text:p>1,651673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60924" calcext:value-type="float">
            <text:p>1,060924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4.089389" calcext:value-type="float">
            <text:p>44,08938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569245" calcext:value-type="float">
            <text:p>1,569245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70063" calcext:value-type="float">
            <text:p>0,70063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3.340286" calcext:value-type="float">
            <text:p>53,34028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026287" calcext:value-type="float">
            <text:p>1,026287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88343" calcext:value-type="float">
            <text:p>0,888343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.756699" calcext:value-type="float">
            <text:p>58,75669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30687" calcext:value-type="float">
            <text:p>1,30687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41052" calcext:value-type="float">
            <text:p>1,041052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.736686" calcext:value-type="float">
            <text:p>57,73668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13039" calcext:value-type="float">
            <text:p>1,13039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06885" calcext:value-type="float">
            <text:p>0,806885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.713957" calcext:value-type="float">
            <text:p>57,713957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7];[.G17];[.L17];[.Q17];[.V17];[.AA17];[.AF17];[.AK17];[.AP17];[.AU17];[.AZ17];[.BE17];[.BJ17];[.BO17];[.BT17])" office:value-type="float" office:value="0.70063" calcext:value-type="float">
            <text:p>0,70063</text:p>
          </table:table-cell>
          <table:table-cell table:style-name="ce1" office:value-type="string" calcext:value-type="string">
            <text:p>map_double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ximum</text:p>
          </table:table-cell>
          <table:table-cell table:style-name="ce2" office:value-type="float" office:value="0.067999" calcext:value-type="float">
            <text:p>0,067999</text:p>
          </table:table-cell>
          <table:table-cell table:style-name="ce2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73084" calcext:value-type="float">
            <text:p>0,073084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32469" calcext:value-type="float">
            <text:p>0,732469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6155" calcext:value-type="float">
            <text:p>0,056155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485" calcext:value-type="float">
            <text:p>0,06485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43522" calcext:value-type="float">
            <text:p>0,743522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2104" calcext:value-type="float">
            <text:p>0,052104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7734" calcext:value-type="float">
            <text:p>0,107734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63197" calcext:value-type="float">
            <text:p>0,863197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85733" calcext:value-type="float">
            <text:p>0,185733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60815" calcext:value-type="float">
            <text:p>0,160815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03901" calcext:value-type="float">
            <text:p>1,003901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30781" calcext:value-type="float">
            <text:p>0,130781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34986" calcext:value-type="float">
            <text:p>0,134986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06967" calcext:value-type="float">
            <text:p>1,006967</text:p>
          </table:table-cell>
          <table:table-cell table:style-name="ce5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2104" calcext:value-type="float">
            <text:p>0,052104</text:p>
          </table:table-cell>
          <table:table-cell table:style-name="ce1" office:value-type="string" calcext:value-type="string">
            <text:p>maximum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 table:style-name="ce2" office:value-type="float" office:value="4.72686" calcext:value-type="float">
            <text:p>4,72686</text:p>
          </table:table-cell>
          <table:table-cell table:style-name="ce2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732344" calcext:value-type="float">
            <text:p>3,732344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549188" calcext:value-type="float">
            <text:p>9,549188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033302" calcext:value-type="float">
            <text:p>4,033302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500838" calcext:value-type="float">
            <text:p>3,500838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688945" calcext:value-type="float">
            <text:p>7,688945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821841" calcext:value-type="float">
            <text:p>3,821841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303882" calcext:value-type="float">
            <text:p>2,303882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221033" calcext:value-type="float">
            <text:p>1,221033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45412" calcext:value-type="float">
            <text:p>4,45412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666386" calcext:value-type="float">
            <text:p>3,666386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.439311" calcext:value-type="float">
            <text:p>51,439311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3.461326" calcext:value-type="float">
            <text:p>3,461326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087084" calcext:value-type="float">
            <text:p>3,087084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.686636" calcext:value-type="float">
            <text:p>51,686636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9];[.G19];[.L19];[.Q19];[.V19];[.AA19];[.AF19];[.AK19];[.AP19];[.AU19];[.AZ19];[.BE19];[.BJ19];[.BO19];[.BT19])" office:value-type="float" office:value="1.221033" calcext:value-type="float">
            <text:p>1,221033</text:p>
          </table:table-cell>
          <table:table-cell table:style-name="ce1" office:value-type="string" calcext:value-type="string">
            <text:p>member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ltfirst</text:p>
          </table:table-cell>
          <table:table-cell table:style-name="ce2" office:value-type="float" office:value="0.839367" calcext:value-type="float">
            <text:p>0,839367</text:p>
          </table:table-cell>
          <table:table-cell table:style-name="ce2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62086" calcext:value-type="float">
            <text:p>0,162086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026967" calcext:value-type="float">
            <text:p>5,026967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28808" calcext:value-type="float">
            <text:p>0,328808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47395" calcext:value-type="float">
            <text:p>0,147395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802869" calcext:value-type="float">
            <text:p>0,802869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25541" calcext:value-type="float">
            <text:p>0,225541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66823" calcext:value-type="float">
            <text:p>0,166823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43008" calcext:value-type="float">
            <text:p>0,343008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15716" calcext:value-type="float">
            <text:p>0,315716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1742" calcext:value-type="float">
            <text:p>0,21742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273248" calcext:value-type="float">
            <text:p>1,273248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89493" calcext:value-type="float">
            <text:p>0,289493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30303" calcext:value-type="float">
            <text:p>0,230303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22672" calcext:value-type="float">
            <text:p>0,322672</text:p>
          </table:table-cell>
          <table:table-cell table:style-name="ce5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47395" calcext:value-type="float">
            <text:p>0,147395</text:p>
          </table:table-cell>
          <table:table-cell table:style-name="ce6" office:value-type="string" calcext:value-type="string">
            <text:p>multfirst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ltlast</text:p>
          </table:table-cell>
          <table:table-cell table:style-name="ce2" office:value-type="float" office:value="9.721283" calcext:value-type="float">
            <text:p>9,721283</text:p>
          </table:table-cell>
          <table:table-cell table:style-name="ce2"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118883" calcext:value-type="float">
            <text:p>1,118883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.954683" calcext:value-type="float">
            <text:p>39,954683</text:p>
          </table:table-cell>
          <table:table-cell table:style-name="ce4" office:value-type="string" calcext:value-type="string">
            <text:p>map &amp;0 &amp;0 (head (&amp;0 -&gt; &amp;0) (map &amp;0 (&amp;0 -&gt; &amp;0) (const &amp;0 &amp;0) (reverse &amp;0 _0)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295139" calcext:value-type="float">
            <text:p>3,295139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69795" calcext:value-type="float">
            <text:p>0,869795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.55407" calcext:value-type="float">
            <text:p>21,55407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368978" calcext:value-type="float">
            <text:p>1,368978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702932" calcext:value-type="float">
            <text:p>0,702932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574752" calcext:value-type="float">
            <text:p>4,574752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01591" calcext:value-type="float">
            <text:p>2,01591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88024" calcext:value-type="float">
            <text:p>1,088024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.627156" calcext:value-type="float">
            <text:p>57,62715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774189" calcext:value-type="float">
            <text:p>1,774189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9619" calcext:value-type="float">
            <text:p>0,89619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.046045" calcext:value-type="float">
            <text:p>50,046045</text:p>
          </table:table-cell>
          <table:table-cell table:style-name="ce5"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702932" calcext:value-type="float">
            <text:p>0,702932</text:p>
          </table:table-cell>
          <table:table-cell table:style-name="ce6" office:value-type="string" calcext:value-type="string">
            <text:p>multlast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th</text:p>
          </table:table-cell>
          <table:table-cell table:style-name="ce2" office:value-type="float" office:value="94.523131" calcext:value-type="float">
            <text:p>94,523131</text:p>
          </table:table-cell>
          <table:table-cell table:style-name="ce2"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707618" calcext:value-type="float">
            <text:p>0,70761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.888288" calcext:value-type="float">
            <text:p>12,888288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995412" calcext:value-type="float">
            <text:p>0,995412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6061" calcext:value-type="float">
            <text:p>0,46061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.562236" calcext:value-type="float">
            <text:p>15,56223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659748" calcext:value-type="float">
            <text:p>0,65974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57098" calcext:value-type="float">
            <text:p>0,45709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29703" calcext:value-type="float">
            <text:p>16,2970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709385" calcext:value-type="float">
            <text:p>0,709385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60471" calcext:value-type="float">
            <text:p>0,460471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127725" calcext:value-type="float">
            <text:p>16,127725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51495" calcext:value-type="float">
            <text:p>0,51495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11868" calcext:value-type="float">
            <text:p>0,41186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219216" calcext:value-type="float">
            <text:p>16,219216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411868" calcext:value-type="float">
            <text:p>0,411868</text:p>
          </table:table-cell>
          <table:table-cell table:style-name="ce6" office:value-type="string" calcext:value-type="string">
            <text:p>nth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plicate</text:p>
          </table:table-cell>
          <table:table-cell table:style-name="ce2" office:value-type="float" office:value="0.20369" calcext:value-type="float">
            <text:p>0,20369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62077" calcext:value-type="float">
            <text:p>0,062077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488398" calcext:value-type="float">
            <text:p>3,488398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7194" calcext:value-type="float">
            <text:p>0,047194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8736" calcext:value-type="float">
            <text:p>0,04873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860193" calcext:value-type="float">
            <text:p>1,860193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3966" calcext:value-type="float">
            <text:p>0,0396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35631" calcext:value-type="float">
            <text:p>0,035631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37007" calcext:value-type="float">
            <text:p>0,237007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74687" calcext:value-type="float">
            <text:p>0,074687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94596" calcext:value-type="float">
            <text:p>0,09459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070959" calcext:value-type="float">
            <text:p>1,070959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58551" calcext:value-type="float">
            <text:p>0,058551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67356" calcext:value-type="float">
            <text:p>0,06735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095817" calcext:value-type="float">
            <text:p>1,095817</text:p>
          </table:table-cell>
          <table:table-cell table:style-name="ce5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35631" calcext:value-type="float">
            <text:p>0,035631</text:p>
          </table:table-cell>
          <table:table-cell table:style-name="ce6" office:value-type="string" calcext:value-type="string">
            <text:p>replicate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verse</text:p>
          </table:table-cell>
          <table:table-cell table:style-name="ce2" office:value-type="float" office:value="15.773842" calcext:value-type="float">
            <text:p>15,773842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49408" calcext:value-type="float">
            <text:p>0,349408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784794" calcext:value-type="float">
            <text:p>9,784794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513571" calcext:value-type="float">
            <text:p>0,513571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54265" calcext:value-type="float">
            <text:p>0,254265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779021" calcext:value-type="float">
            <text:p>11,779021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254063" calcext:value-type="float">
            <text:p>1,254063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740099" calcext:value-type="float">
            <text:p>0,740099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.053304" calcext:value-type="float">
            <text:p>33,053304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442474" calcext:value-type="float">
            <text:p>6,442474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943672" calcext:value-type="float">
            <text:p>2,943672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8.628601" calcext:value-type="float">
            <text:p>48,628601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081202" calcext:value-type="float">
            <text:p>3,081202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567952" calcext:value-type="float">
            <text:p>1,567952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.265185" calcext:value-type="float">
            <text:p>41,265185</text:p>
          </table:table-cell>
          <table:table-cell table:style-name="ce5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54265" calcext:value-type="float">
            <text:p>0,254265</text:p>
          </table:table-cell>
          <table:table-cell table:style-name="ce6" office:value-type="string" calcext:value-type="string">
            <text:p>reverse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utter</text:p>
          </table:table-cell>
          <table:table-cell table:style-name="ce2" office:value-type="float" office:value="192.193623" calcext:value-type="float">
            <text:p>192,193623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97611" calcext:value-type="float">
            <text:p>6,597611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6.808739" calcext:value-type="float">
            <text:p>76,80873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4.318613" calcext:value-type="float">
            <text:p>14,318613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396909" calcext:value-type="float">
            <text:p>4,396909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0.441523" calcext:value-type="float">
            <text:p>90,44152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4.352798" calcext:value-type="float">
            <text:p>4,352798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.491215" calcext:value-type="float">
            <text:p>2,491215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5.81899" calcext:value-type="float">
            <text:p>95,8189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6.476007" calcext:value-type="float">
            <text:p>6,476007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.149249" calcext:value-type="float">
            <text:p>5,149249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4.875343" calcext:value-type="float">
            <text:p>94,87534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4.264716" calcext:value-type="float">
            <text:p>4,264716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.414742" calcext:value-type="float">
            <text:p>2,414742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5.397397" calcext:value-type="float">
            <text:p>95,397397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5];[.G25];[.L25];[.Q25];[.V25];[.AA25];[.AF25];[.AK25];[.AP25];[.AU25];[.AZ25];[.BE25];[.BJ25];[.BO25];[.BT25])" office:value-type="float" office:value="2.414742" calcext:value-type="float">
            <text:p>2,414742</text:p>
          </table:table-cell>
          <table:table-cell table:style-name="ce6" office:value-type="string" calcext:value-type="string">
            <text:p>stutter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2" office:value-type="float" office:value="0.050022" calcext:value-type="float">
            <text:p>0,050022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654" calcext:value-type="float">
            <text:p>0,024654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89478" calcext:value-type="float">
            <text:p>0,689478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457" calcext:value-type="float">
            <text:p>0,032457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043" calcext:value-type="float">
            <text:p>0,024043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0993" calcext:value-type="float">
            <text:p>0,70993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597" calcext:value-type="float">
            <text:p>0,029597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754" calcext:value-type="float">
            <text:p>0,029754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2001" calcext:value-type="float">
            <text:p>0,812001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7835" calcext:value-type="float">
            <text:p>0,087835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2758" calcext:value-type="float">
            <text:p>0,082758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64171" calcext:value-type="float">
            <text:p>0,964171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931" calcext:value-type="float">
            <text:p>0,06931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7294" calcext:value-type="float">
            <text:p>0,067294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65977" calcext:value-type="float">
            <text:p>0,965977</text:p>
          </table:table-cell>
          <table:table-cell table:style-name="ce5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024043" calcext:value-type="float">
            <text:p>0,024043</text:p>
          </table:table-cell>
          <table:table-cell table:style-name="ce1" office:value-type="string" calcext:value-type="string">
            <text:p>sum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4"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formula="of:=AVERAGE([.B4:.B26])" office:value-type="float" office:value="14.9600399565217" calcext:value-type="float">
            <text:p>14,9600399565</text:p>
          </table:table-cell>
          <table:table-cell/>
          <table:table-cell table:style-name="Default"/>
          <table:table-cell table:number-columns-repeated="2"/>
          <table:table-cell table:formula="of:=AVERAGE([.G4:.G26])" office:value-type="float" office:value="0.904501652173913" calcext:value-type="float">
            <text:p>0,9045016522</text:p>
          </table:table-cell>
          <table:table-cell table:number-columns-repeated="4"/>
          <table:table-cell table:formula="of:=AVERAGE([.L4:.L26])" office:value-type="float" office:value="11.9293400434783" calcext:value-type="float">
            <text:p>11,9293400435</text:p>
          </table:table-cell>
          <table:table-cell table:number-columns-repeated="3"/>
          <table:table-cell table:style-name="ce1"/>
          <table:table-cell table:formula="of:=AVERAGE([.Q4:.Q26])" office:value-type="float" office:value="1.64135056521739" calcext:value-type="float">
            <text:p>1,6413505652</text:p>
          </table:table-cell>
          <table:table-cell table:number-columns-repeated="4"/>
          <table:table-cell table:formula="of:=AVERAGE([.V4:.V26])" office:value-type="float" office:value="0.885184782608695" calcext:value-type="float">
            <text:p>0,8851847826</text:p>
          </table:table-cell>
          <table:table-cell table:number-columns-repeated="4"/>
          <table:table-cell table:formula="of:=AVERAGE([.AA4:.AA26])" office:value-type="float" office:value="12.4001753913043" calcext:value-type="float">
            <text:p>12,4001753913</text:p>
          </table:table-cell>
          <table:table-cell table:number-columns-repeated="3"/>
          <table:table-cell table:style-name="ce1"/>
          <table:table-cell table:formula="of:=AVERAGE([.AF4:.AF26])" office:value-type="float" office:value="1.12184460869565" calcext:value-type="float">
            <text:p>1,1218446087</text:p>
          </table:table-cell>
          <table:table-cell table:number-columns-repeated="4"/>
          <table:table-cell table:formula="of:=AVERAGE([.AK4:.AK26])" office:value-type="float" office:value="0.869342434782609" calcext:value-type="float">
            <text:p>0,8693424348</text:p>
          </table:table-cell>
          <table:table-cell table:number-columns-repeated="4"/>
          <table:table-cell table:formula="of:=AVERAGE([.AP4:.AP26])" office:value-type="float" office:value="16.322875" calcext:value-type="float">
            <text:p>16,322875</text:p>
          </table:table-cell>
          <table:table-cell table:number-columns-repeated="3"/>
          <table:table-cell table:style-name="ce1"/>
          <table:table-cell table:formula="of:=AVERAGE([.AU4:.AU26])" office:value-type="float" office:value="2.4109242173913" calcext:value-type="float">
            <text:p>2,4109242174</text:p>
          </table:table-cell>
          <table:table-cell table:number-columns-repeated="4"/>
          <table:table-cell table:formula="of:=AVERAGE([.AZ4:.AZ26])" office:value-type="float" office:value="1.70564973913043" calcext:value-type="float">
            <text:p>1,7056497391</text:p>
          </table:table-cell>
          <table:table-cell table:number-columns-repeated="4"/>
          <table:table-cell table:formula="of:=AVERAGE([.BE4:.BE26])" office:value-type="float" office:value="21.5096213913044" calcext:value-type="float">
            <text:p>21,5096213913</text:p>
          </table:table-cell>
          <table:table-cell table:number-columns-repeated="3"/>
          <table:table-cell table:style-name="ce1"/>
          <table:table-cell table:formula="of:=AVERAGE([.BJ4:.BJ26])" office:value-type="float" office:value="2.1480132173913" calcext:value-type="float">
            <text:p>2,1480132174</text:p>
          </table:table-cell>
          <table:table-cell table:number-columns-repeated="4"/>
          <table:table-cell table:formula="of:=AVERAGE([.BO4:.BO26])" office:value-type="float" office:value="1.4406712173913" calcext:value-type="float">
            <text:p>1,4406712174</text:p>
          </table:table-cell>
          <table:table-cell table:number-columns-repeated="4"/>
          <table:table-cell table:formula="of:=AVERAGE([.BT4:.BT26])" office:value-type="float" office:value="20.9109740434783" calcext:value-type="float">
            <text:p>20,910974043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ound</text:p>
          </table:table-cell>
          <table:table-cell/>
          <table:table-cell office:value-type="string" calcext:value-type="string">
            <text:p>23/23</text:p>
          </table:table-cell>
          <table:table-cell table:style-name="Default"/>
          <table:table-cell table:number-columns-repeated="3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7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5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6/23</text:p>
          </table:table-cell>
          <table:table-cell table:formula="of:=COUNTA([.BV4:.BV26])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formula="of:=AVERAGE([.B4:.B26])" office:value-type="float" office:value="14.9600399565217" calcext:value-type="float">
            <text:p>14,9600399565</text:p>
          </table:table-cell>
          <table:table-cell/>
          <table:table-cell table:style-name="Default"/>
          <table:table-cell table:number-columns-repeated="2"/>
          <table:table-cell table:formula="of:=AVERAGE([.G4:.G26])" office:value-type="float" office:value="0.904501652173913" calcext:value-type="float">
            <text:p>0,9045016522</text:p>
          </table:table-cell>
          <table:table-cell table:number-columns-repeated="4"/>
          <table:table-cell table:formula="of:=AVERAGE([.L4:.L8];[.L10:.L16];[.L18:.L21];[.L23:.L24];[.L26])" office:value-type="float" office:value="5.000937" calcext:value-type="float">
            <text:p>5,000937</text:p>
          </table:table-cell>
          <table:table-cell table:number-columns-repeated="3"/>
          <table:table-cell table:style-name="ce1"/>
          <table:table-cell table:formula="of:=AVERAGE([.Q4:.Q26])" office:value-type="float" office:value="1.64135056521739" calcext:value-type="float">
            <text:p>1,6413505652</text:p>
          </table:table-cell>
          <table:table-cell table:number-columns-repeated="4"/>
          <table:table-cell table:formula="of:=AVERAGE([.V4:.V26])" office:value-type="float" office:value="0.885184782608695" calcext:value-type="float">
            <text:p>0,8851847826</text:p>
          </table:table-cell>
          <table:table-cell table:number-columns-repeated="4"/>
          <table:table-cell table:formula="of:=AVERAGE([.AA4:.AA8];[.AA10:.AA16];[.AA18:.AA21];[.AA23:.AA24];[.AA26])" office:value-type="float" office:value="3.73748242105263" calcext:value-type="float">
            <text:p>3,7374824211</text:p>
          </table:table-cell>
          <table:table-cell table:number-columns-repeated="3"/>
          <table:table-cell table:style-name="ce1"/>
          <table:table-cell table:formula="of:=AVERAGE([.AF4:.AF26])" office:value-type="float" office:value="1.12184460869565" calcext:value-type="float">
            <text:p>1,1218446087</text:p>
          </table:table-cell>
          <table:table-cell table:number-columns-repeated="4"/>
          <table:table-cell table:formula="of:=AVERAGE([.AK4:.AK26])" office:value-type="float" office:value="0.869342434782609" calcext:value-type="float">
            <text:p>0,8693424348</text:p>
          </table:table-cell>
          <table:table-cell table:number-columns-repeated="4"/>
          <table:table-cell table:formula="of:=AVERAGE([.AP4:.AP6];[.AP8];[.AP10:.AP12];[.AP14:.AP16];[.AP18:.AP21];[.AP23:.AP24];[.AP26])" office:value-type="float" office:value="2.61530747058823" calcext:value-type="float">
            <text:p>2,6153074706</text:p>
          </table:table-cell>
          <table:table-cell table:number-columns-repeated="3"/>
          <table:table-cell table:style-name="ce1"/>
          <table:table-cell table:formula="of:=AVERAGE([.AU4:.AU26])" office:value-type="float" office:value="2.4109242173913" calcext:value-type="float">
            <text:p>2,4109242174</text:p>
          </table:table-cell>
          <table:table-cell table:number-columns-repeated="4"/>
          <table:table-cell table:formula="of:=AVERAGE([.AZ4:.AZ26])" office:value-type="float" office:value="1.70564973913043" calcext:value-type="float">
            <text:p>1,7056497391</text:p>
          </table:table-cell>
          <table:table-cell table:number-columns-repeated="4"/>
          <table:table-cell table:formula="of:=AVERAGE([.BE4:.BE6];[.BE8];[.BE10:.BE12];[.BE14:.BE16];[.BE18];[.BE20];[.BE23:.BE24];[.BE26])" office:value-type="float" office:value="3.88315786666667" calcext:value-type="float">
            <text:p>3,8831578667</text:p>
          </table:table-cell>
          <table:table-cell table:number-columns-repeated="3"/>
          <table:table-cell table:style-name="ce1"/>
          <table:table-cell table:formula="of:=AVERAGE([.BJ4:.BJ26])" office:value-type="float" office:value="2.1480132173913" calcext:value-type="float">
            <text:p>2,1480132174</text:p>
          </table:table-cell>
          <table:table-cell table:number-columns-repeated="4"/>
          <table:table-cell table:formula="of:=AVERAGE([.BO4:.BO26])" office:value-type="float" office:value="1.4406712173913" calcext:value-type="float">
            <text:p>1,4406712174</text:p>
          </table:table-cell>
          <table:table-cell table:number-columns-repeated="4"/>
          <table:table-cell table:formula="of:=AVERAGE([.BT4:.BT6];[.BT8];[.BT10:.BT12];[.BT14:.BT16];[.BT18];[.BT20:.BT21];[.BT23:.BT24];[.BT26])" office:value-type="float" office:value="6.3319521875" calcext:value-type="float">
            <text:p>6,331952187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.B4:.B26])" office:value-type="float" office:value="0.072728" calcext:value-type="float">
            <text:p>0,072728</text:p>
          </table:table-cell>
          <table:table-cell/>
          <table:table-cell table:style-name="Default"/>
          <table:table-cell table:number-columns-repeated="2"/>
          <table:table-cell table:formula="of:=MEDIAN([.G4:.G26])" office:value-type="float" office:value="0.073084" calcext:value-type="float">
            <text:p>0,073084</text:p>
          </table:table-cell>
          <table:table-cell table:number-columns-repeated="4"/>
          <table:table-cell table:formula="of:=MEDIAN([.L4:.L26])" office:value-type="float" office:value="2.53722" calcext:value-type="float">
            <text:p>2,53722</text:p>
          </table:table-cell>
          <table:table-cell table:number-columns-repeated="3"/>
          <table:table-cell table:style-name="ce1"/>
          <table:table-cell table:formula="of:=MEDIAN([.Q4:.Q26])" office:value-type="float" office:value="0.056155" calcext:value-type="float">
            <text:p>0,056155</text:p>
          </table:table-cell>
          <table:table-cell table:number-columns-repeated="4"/>
          <table:table-cell table:formula="of:=MEDIAN([.V4:.V26])" office:value-type="float" office:value="0.06485" calcext:value-type="float">
            <text:p>0,06485</text:p>
          </table:table-cell>
          <table:table-cell table:number-columns-repeated="4"/>
          <table:table-cell table:formula="of:=MEDIAN([.AA4:.AA26])" office:value-type="float" office:value="0.802869" calcext:value-type="float">
            <text:p>0,802869</text:p>
          </table:table-cell>
          <table:table-cell table:number-columns-repeated="3"/>
          <table:table-cell table:style-name="ce1"/>
          <table:table-cell table:formula="of:=MEDIAN([.AF4:.AF26])" office:value-type="float" office:value="0.067102" calcext:value-type="float">
            <text:p>0,067102</text:p>
          </table:table-cell>
          <table:table-cell table:number-columns-repeated="4"/>
          <table:table-cell table:formula="of:=MEDIAN([.AK4:.AK26])" office:value-type="float" office:value="0.064836" calcext:value-type="float">
            <text:p>0,064836</text:p>
          </table:table-cell>
          <table:table-cell table:number-columns-repeated="4"/>
          <table:table-cell table:formula="of:=MEDIAN([.AP4:.AP26])" office:value-type="float" office:value="0.863197" calcext:value-type="float">
            <text:p>0,863197</text:p>
          </table:table-cell>
          <table:table-cell table:number-columns-repeated="3"/>
          <table:table-cell table:style-name="ce1"/>
          <table:table-cell table:formula="of:=MEDIAN([.AU4:.AU26])" office:value-type="float" office:value="0.1551" calcext:value-type="float">
            <text:p>0,1551</text:p>
          </table:table-cell>
          <table:table-cell table:number-columns-repeated="4"/>
          <table:table-cell table:formula="of:=MEDIAN([.AZ4:.AZ26])" office:value-type="float" office:value="0.160815" calcext:value-type="float">
            <text:p>0,160815</text:p>
          </table:table-cell>
          <table:table-cell table:number-columns-repeated="4"/>
          <table:table-cell table:formula="of:=MEDIAN([.BE4:.BE26])" office:value-type="float" office:value="1.070959" calcext:value-type="float">
            <text:p>1,070959</text:p>
          </table:table-cell>
          <table:table-cell table:number-columns-repeated="3"/>
          <table:table-cell table:style-name="ce1"/>
          <table:table-cell table:formula="of:=MEDIAN([.BJ4:.BJ26])" office:value-type="float" office:value="0.105907" calcext:value-type="float">
            <text:p>0,105907</text:p>
          </table:table-cell>
          <table:table-cell table:number-columns-repeated="4"/>
          <table:table-cell table:formula="of:=MEDIAN([.BO4:.BO26])" office:value-type="float" office:value="0.105522" calcext:value-type="float">
            <text:p>0,105522</text:p>
          </table:table-cell>
          <table:table-cell table:number-columns-repeated="4"/>
          <table:table-cell table:formula="of:=MEDIAN([.BT4:.BT26])" office:value-type="float" office:value="1.095817" calcext:value-type="float">
            <text:p>1,095817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formula="of:=MIN([.B4:.B26])" office:value-type="float" office:value="0.000458" calcext:value-type="float">
            <text:p>0,000458</text:p>
          </table:table-cell>
          <table:table-cell/>
          <table:table-cell table:style-name="Default"/>
          <table:table-cell table:number-columns-repeated="2"/>
          <table:table-cell table:formula="of:=MIN([.G4:.G26])" office:value-type="float" office:value="0.000552" calcext:value-type="float">
            <text:p>0,000552</text:p>
          </table:table-cell>
          <table:table-cell table:number-columns-repeated="4"/>
          <table:table-cell table:formula="of:=MIN([.L4:.L26])" office:value-type="float" office:value="0.000549" calcext:value-type="float">
            <text:p>0,000549</text:p>
          </table:table-cell>
          <table:table-cell table:number-columns-repeated="3"/>
          <table:table-cell table:style-name="ce1"/>
          <table:table-cell table:formula="of:=MIN([.Q4:.Q26])" office:value-type="float" office:value="0.00046" calcext:value-type="float">
            <text:p>0,00046</text:p>
          </table:table-cell>
          <table:table-cell table:number-columns-repeated="4"/>
          <table:table-cell table:formula="of:=MIN([.V4:.V22])" office:value-type="float" office:value="0.000549" calcext:value-type="float">
            <text:p>0,000549</text:p>
          </table:table-cell>
          <table:table-cell table:number-columns-repeated="4"/>
          <table:table-cell table:formula="of:=MIN([.AA4:.AA26])" office:value-type="float" office:value="0.000552" calcext:value-type="float">
            <text:p>0,000552</text:p>
          </table:table-cell>
          <table:table-cell table:number-columns-repeated="3"/>
          <table:table-cell table:style-name="ce1"/>
          <table:table-cell table:formula="of:=MIN([.AF4:.AF26])" office:value-type="float" office:value="0.000463" calcext:value-type="float">
            <text:p>0,000463</text:p>
          </table:table-cell>
          <table:table-cell table:number-columns-repeated="4"/>
          <table:table-cell table:formula="of:=MIN([.AK4:.AK26])" office:value-type="float" office:value="0.000599" calcext:value-type="float">
            <text:p>0,000599</text:p>
          </table:table-cell>
          <table:table-cell table:number-columns-repeated="4"/>
          <table:table-cell table:formula="of:=MIN([.AP4:.AP26])" office:value-type="float" office:value="0.000556" calcext:value-type="float">
            <text:p>0,000556</text:p>
          </table:table-cell>
          <table:table-cell table:number-columns-repeated="3"/>
          <table:table-cell table:style-name="ce1"/>
          <table:table-cell table:formula="of:=MIN([.AU4:.AU26])" office:value-type="float" office:value="0.000469" calcext:value-type="float">
            <text:p>0,000469</text:p>
          </table:table-cell>
          <table:table-cell table:number-columns-repeated="4"/>
          <table:table-cell table:formula="of:=MIN([.AZ4:.AZ26])" office:value-type="float" office:value="0.000778" calcext:value-type="float">
            <text:p>0,000778</text:p>
          </table:table-cell>
          <table:table-cell table:number-columns-repeated="4"/>
          <table:table-cell table:formula="of:=MIN([.BE4:.BE26])" office:value-type="float" office:value="0.000561" calcext:value-type="float">
            <text:p>0,000561</text:p>
          </table:table-cell>
          <table:table-cell table:number-columns-repeated="3"/>
          <table:table-cell table:style-name="ce1"/>
          <table:table-cell table:formula="of:=MIN([.BJ4:.BJ26])" office:value-type="float" office:value="0.000459" calcext:value-type="float">
            <text:p>0,000459</text:p>
          </table:table-cell>
          <table:table-cell table:number-columns-repeated="4"/>
          <table:table-cell table:formula="of:=MIN([.BO4:.BO26])" office:value-type="float" office:value="0.000549" calcext:value-type="float">
            <text:p>0,000549</text:p>
          </table:table-cell>
          <table:table-cell table:number-columns-repeated="4"/>
          <table:table-cell table:formula="of:=MIN([.BT4:.BT26])" office:value-type="float" office:value="0.000552" calcext:value-type="float">
            <text:p>0,000552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ce1"/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  <table:table-cell table:style-name="ce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14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44"/>
          <table:table-cell table:style-name="ce1"/>
          <table:table-cell table:number-columns-repeated="24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8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ratio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02078" calcext:value-type="float">
            <text:p>0,02078</text:p>
          </table:table-cell>
          <table:table-cell office:value-type="float" office:value="0.049521" calcext:value-type="float">
            <text:p>0,049521</text:p>
          </table:table-cell>
          <table:table-cell table:style-name="ce3" table:formula="of:=[.C44]/[.B44]" office:value-type="float" office:value="2.38310875842156" calcext:value-type="float">
            <text:p>2,3831087584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027036" calcext:value-type="float">
            <text:p>0,027036</text:p>
          </table:table-cell>
          <table:table-cell office:value-type="float" office:value="0.037926" calcext:value-type="float">
            <text:p>0,037926</text:p>
          </table:table-cell>
          <table:table-cell table:style-name="ce3" table:formula="of:=[.C45]/[.B45]" office:value-type="float" office:value="1.40279627163782" calcext:value-type="float">
            <text:p>1,402796271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18756" calcext:value-type="float">
            <text:p>0,018756</text:p>
          </table:table-cell>
          <table:table-cell office:value-type="float" office:value="0.018475" calcext:value-type="float">
            <text:p>0,018475</text:p>
          </table:table-cell>
          <table:table-cell table:style-name="ce3" table:formula="of:=[.C46]/[.B46]" office:value-type="float" office:value="0.985018127532523" calcext:value-type="float">
            <text:p>0,9850181275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17865" calcext:value-type="float">
            <text:p>0,017865</text:p>
          </table:table-cell>
          <table:table-cell office:value-type="float" office:value="0.056306" calcext:value-type="float">
            <text:p>0,056306</text:p>
          </table:table-cell>
          <table:table-cell table:style-name="ce3" table:formula="of:=[.C47]/[.B47]" office:value-type="float" office:value="3.15174923033865" calcext:value-type="float">
            <text:p>3,1517492303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0.041823" calcext:value-type="float">
            <text:p>0,041823</text:p>
          </table:table-cell>
          <table:table-cell office:value-type="float" office:value="0.167201" calcext:value-type="float">
            <text:p>0,167201</text:p>
          </table:table-cell>
          <table:table-cell table:style-name="ce3" table:formula="of:=[.C48]/[.B48]" office:value-type="float" office:value="3.99782416373766" calcext:value-type="float">
            <text:p>3,9978241637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6.265794" calcext:value-type="float">
            <text:p>6,265794</text:p>
          </table:table-cell>
          <table:table-cell office:value-type="float" office:value="204.043585" calcext:value-type="float">
            <text:p>204,043585</text:p>
          </table:table-cell>
          <table:table-cell table:style-name="ce3" table:formula="of:=[.C49]/[.B49]" office:value-type="float" office:value="32.5646813476472" calcext:value-type="float">
            <text:p>32,564681347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0214" calcext:value-type="float">
            <text:p>0,020214</text:p>
          </table:table-cell>
          <table:table-cell office:value-type="float" office:value="0.005195" calcext:value-type="float">
            <text:p>0,005195</text:p>
          </table:table-cell>
          <table:table-cell table:style-name="ce3" table:formula="of:=[.C50]/[.B50]" office:value-type="float" office:value="0.257000098941328" calcext:value-type="float">
            <text:p>0,257000098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1706" calcext:value-type="float">
            <text:p>0,001706</text:p>
          </table:table-cell>
          <table:table-cell table:style-name="ce3" table:formula="of:=[.C51]/[.B51]" office:value-type="float" office:value="1.86652078774617" calcext:value-type="float">
            <text:p>1,8665207877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0748" calcext:value-type="float">
            <text:p>0,000748</text:p>
          </table:table-cell>
          <table:table-cell table:style-name="ce3" table:formula="of:=[.C52]/[.B52]" office:value-type="float" office:value="1.63318777292576" calcext:value-type="float">
            <text:p>1,633187772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1742" calcext:value-type="float">
            <text:p>0,001742</text:p>
          </table:table-cell>
          <table:table-cell office:value-type="float" office:value="0.003143" calcext:value-type="float">
            <text:p>0,003143</text:p>
          </table:table-cell>
          <table:table-cell table:style-name="ce3" table:formula="of:=[.C53]/[.B53]" office:value-type="float" office:value="1.80424799081516" calcext:value-type="float">
            <text:p>1,8042479908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123" calcext:value-type="float">
            <text:p>0,00123</text:p>
          </table:table-cell>
          <table:table-cell table:style-name="ce3" table:formula="of:=[.C54]/[.B54]" office:value-type="float" office:value="1.49090909090909" calcext:value-type="float">
            <text:p>1,490909090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33549" calcext:value-type="float">
            <text:p>0,33549</text:p>
          </table:table-cell>
          <table:table-cell office:value-type="float" office:value="4.933901" calcext:value-type="float">
            <text:p>4,933901</text:p>
          </table:table-cell>
          <table:table-cell table:style-name="ce3" table:formula="of:=[.C55]/[.B55]" office:value-type="float" office:value="14.7065516110763" calcext:value-type="float">
            <text:p>14,7065516111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027367" calcext:value-type="float">
            <text:p>0,027367</text:p>
          </table:table-cell>
          <table:table-cell office:value-type="float" office:value="0.251108" calcext:value-type="float">
            <text:p>0,251108</text:p>
          </table:table-cell>
          <table:table-cell table:style-name="ce3" table:formula="of:=[.C56]/[.B56]" office:value-type="float" office:value="9.17557642416049" calcext:value-type="float">
            <text:p>9,1755764242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0.70063" calcext:value-type="float">
            <text:p>0,70063</text:p>
          </table:table-cell>
          <table:table-cell office:value-type="float" office:value="13.115011" calcext:value-type="float">
            <text:p>13,115011</text:p>
          </table:table-cell>
          <table:table-cell table:style-name="ce3" table:formula="of:=[.C57]/[.B57]" office:value-type="float" office:value="18.7188830052952" calcext:value-type="float">
            <text:p>18,7188830053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052104" calcext:value-type="float">
            <text:p>0,052104</text:p>
          </table:table-cell>
          <table:table-cell office:value-type="float" office:value="0.240157" calcext:value-type="float">
            <text:p>0,240157</text:p>
          </table:table-cell>
          <table:table-cell table:style-name="ce3" table:formula="of:=[.C58]/[.B58]" office:value-type="float" office:value="4.60918547520344" calcext:value-type="float">
            <text:p>4,6091854752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1.221033" calcext:value-type="float">
            <text:p>1,221033</text:p>
          </table:table-cell>
          <table:table-cell office:value-type="float" office:value="13.073381" calcext:value-type="float">
            <text:p>13,073381</text:p>
          </table:table-cell>
          <table:table-cell table:style-name="ce3" table:formula="of:=[.C59]/[.B59]" office:value-type="float" office:value="10.7068203725862" calcext:value-type="float">
            <text:p>10,706820372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47395" calcext:value-type="float">
            <text:p>0,147395</text:p>
          </table:table-cell>
          <table:table-cell office:value-type="float" office:value="0.056701" calcext:value-type="float">
            <text:p>0,056701</text:p>
          </table:table-cell>
          <table:table-cell table:style-name="ce3" table:formula="of:=[.C60]/[.B60]" office:value-type="float" office:value="0.3846874045931" calcext:value-type="float">
            <text:p>0,384687404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0.702932" calcext:value-type="float">
            <text:p>0,702932</text:p>
          </table:table-cell>
          <table:table-cell office:value-type="float" office:value="0.487149" calcext:value-type="float">
            <text:p>0,487149</text:p>
          </table:table-cell>
          <table:table-cell table:style-name="ce3" table:formula="of:=[.C61]/[.B61]" office:value-type="float" office:value="0.693024360820108" calcext:value-type="float">
            <text:p>0,6930243608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0.411868" calcext:value-type="float">
            <text:p>0,411868</text:p>
          </table:table-cell>
          <table:table-cell office:value-type="float" office:value="0.106744" calcext:value-type="float">
            <text:p>0,106744</text:p>
          </table:table-cell>
          <table:table-cell table:style-name="ce3" table:formula="of:=[.C62]/[.B62]" office:value-type="float" office:value="0.259170413821904" calcext:value-type="float">
            <text:p>0,2591704138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0.035631" calcext:value-type="float">
            <text:p>0,035631</text:p>
          </table:table-cell>
          <table:table-cell office:value-type="float" office:value="0.066278" calcext:value-type="float">
            <text:p>0,066278</text:p>
          </table:table-cell>
          <table:table-cell table:style-name="ce3" table:formula="of:=[.C63]/[.B63]" office:value-type="float" office:value="1.86012180404704" calcext:value-type="float">
            <text:p>1,860121804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.254265" calcext:value-type="float">
            <text:p>0,254265</text:p>
          </table:table-cell>
          <table:table-cell office:value-type="float" office:value="0.985767" calcext:value-type="float">
            <text:p>0,985767</text:p>
          </table:table-cell>
          <table:table-cell table:style-name="ce3" table:formula="of:=[.C64]/[.B64]" office:value-type="float" office:value="3.87692761488998" calcext:value-type="float">
            <text:p>3,876927614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2.414742" calcext:value-type="float">
            <text:p>2,414742</text:p>
          </table:table-cell>
          <table:table-cell office:value-type="float" office:value="15.230707" calcext:value-type="float">
            <text:p>15,230707</text:p>
          </table:table-cell>
          <table:table-cell table:style-name="ce3" table:formula="of:=[.C65]/[.B65]" office:value-type="float" office:value="6.30738480549889" calcext:value-type="float">
            <text:p>6,3073848055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24043" calcext:value-type="float">
            <text:p>0,024043</text:p>
          </table:table-cell>
          <table:table-cell office:value-type="float" office:value="0.246935" calcext:value-type="float">
            <text:p>0,246935</text:p>
          </table:table-cell>
          <table:table-cell table:style-name="ce3" table:formula="of:=[.C66]/[.B66]" office:value-type="float" office:value="10.2705569188537" calcext:value-type="float">
            <text:p>10,2705569189</text:p>
          </table:table-cell>
          <table:table-cell table:number-columns-repeated="81"/>
        </table:table-row>
        <table:table-row table:style-name="ro1">
          <table:table-cell table:number-columns-repeated="3"/>
          <table:table-cell table:style-name="Default"/>
          <table:table-cell table:number-columns-repeated="81"/>
        </table:table-row>
        <table:table-row table:style-name="ro1">
          <table:table-cell/>
          <table:table-cell table:formula="of:=AVERAGE([.B44:.B66])" office:value-type="float" office:value="0.554074217391305" calcext:value-type="float">
            <text:p>0,5540742174</text:p>
          </table:table-cell>
          <table:table-cell table:formula="of:=AVERAGE([.C44:.C66])" office:value-type="float" office:value="11.007777173913" calcext:value-type="float">
            <text:p>11,0077771739</text:p>
          </table:table-cell>
          <table:table-cell table:style-name="Default" table:formula="of:=AVERAGE([.D44:.D66])" office:value-type="float" office:value="5.78721451528258" calcext:value-type="float">
            <text:p>5,7872145153</text:p>
          </table:table-cell>
          <table:table-cell table:number-columns-repeated="81"/>
        </table:table-row>
        <calcext:conditional-formats>
          <calcext:conditional-format calcext:target-range-address="Sheet1.B4:Sheet1.BT26">
            <calcext:condition calcext:apply-style-name="green" calcext:value="=[.$CA4]" calcext:base-cell-address="Sheet1.B4"/>
          </calcext:conditional-format>
          <calcext:conditional-format calcext:target-range-address="Sheet1.H4:Sheet1.H26 Sheet1.M4:Sheet1.M26 Sheet1.R4:Sheet1.R26 Sheet1.W4:Sheet1.W26 Sheet1.AB4:Sheet1.AB26 Sheet1.AG4:Sheet1.AG26 Sheet1.AL4:Sheet1.AL26 Sheet1.AQ4:Sheet1.AQ26 Sheet1.AV4:Sheet1.AV26 Sheet1.BA4:Sheet1.BA26 Sheet1.BF4:Sheet1.BF26 Sheet1.BK4:Sheet1.BK26 Sheet1.BP4:Sheet1.BP26 Sheet1.BU4:Sheet1.BU26">
            <calcext:condition calcext:apply-style-name="yellow" calcext:value="!=[.$C4]" calcext:base-cell-address="Sheet1.H4"/>
          </calcext:conditional-format>
          <calcext:conditional-format calcext:target-range-address="Sheet1.D44:Sheet1.D66">
            <calcext:condition calcext:apply-style-name="red" calcext:value="&gt;10" calcext:base-cell-address="Sheet1.D44"/>
            <calcext:condition calcext:apply-style-name="yellow" calcext:value="between(2,10)" calcext:base-cell-address="Sheet1.D44"/>
            <calcext:condition calcext:apply-style-name="green" calcext:value="&lt;2" calcext:base-cell-address="Sheet1.D44"/>
          </calcext:conditional-format>
          <calcext:conditional-format calcext:target-range-address="Sheet1.CC4:Sheet1.CC26">
            <calcext:condition calcext:apply-style-name="green" calcext:value="=[.$CA4]" calcext:base-cell-address="Sheet1.CC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BY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15:34:19.7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5.1.0.3$Windows_x86 LibreOffice_project/5e3e00a007d9b3b6efb6797a8b8e57b51ab1f737</meta:generator>
    <dc:date>2016-08-06T21:14:52.647000000</dc:date>
    <meta:editing-duration>PT5H32M14S</meta:editing-duration>
    <meta:editing-cycles>32</meta:editing-cycles>
    <meta:document-statistic meta:table-count="1" meta:cell-count="2077" meta:object-count="0"/>
  </office:meta>
</office:document-meta>
</file>